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5" calcext:value-type="float">
            <text:p>2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]+([.B12]*[.C12]/[.$B$3]*7)" office:value-type="date" office:date-value="2025-10-29" calcext:value-type="date">
            <text:p>2025-10-29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]+([.B13]*[.C13]/[.$B$3]*7)" office:value-type="date" office:date-value="2025-11-12T16:48:00" calcext:value-type="date">
            <text:p>2025-11-12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3]+([.B14]*[.C14]/[.$B$3]*7)+[.B6]" office:value-type="date" office:date-value="2025-12-23T07:12:00" calcext:value-type="date">
            <text:p>2025-12-23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14]+([.B15]*[.C15]/[.$B$3]*7)" office:value-type="date" office:date-value="2026-01-27T07:12:00" calcext:value-type="date">
            <text:p>2026-01-2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" office:value-type="date" office:date-value="2026-03-07T12:00:00" calcext:value-type="date">
            <text:p>2026-03-0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4-01T16:48:00" calcext:value-type="date">
            <text:p>2026-04-01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5-12T15:36:00" calcext:value-type="date">
            <text:p>2026-05-12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6-01T06:00:00" calcext:value-type="date">
            <text:p>2026-06-01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7-19T18:48:00" calcext:value-type="date">
            <text:p>2026-07-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9-06T07:36:00" calcext:value-type="date">
            <text:p>2026-09-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9-28T17:12:00" calcext:value-type="date">
            <text:p>2026-09-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37" table:formula="of:=[.D26]+([.B27]*[.C27]/[.$B$4]*7)" office:value-type="date" office:date-value="2026-10-29T01:12:00" calcext:value-type="date">
            <text:p>2026-10-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7-04T00:14:24" calcext:value-type="date">
            <text:p>2026-07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8-02T03:07:12" calcext:value-type="date">
            <text:p>2026-08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8-20T14:38:24" calcext:value-type="date">
            <text:p>2026-08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9-18T17:31:12" calcext:value-type="date">
            <text:p>2026-09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9-23T05:02:24" calcext:value-type="date">
            <text:p>2026-09-2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4]+([.B37]*[.C37]/[.$B$5]*7)" office:value-type="date" office:date-value="2026-09-29T22:19:12" calcext:value-type="date">
            <text:p>2026-09-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3]*7)" office:value-type="date" office:date-value="2026-10-10T10:19:12" calcext:value-type="date">
            <text:p>2026-10-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3]*7)" office:value-type="date" office:date-value="2026-10-26T04:19:12" calcext:value-type="date">
            <text:p>2026-10-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1-10T13:55:12" calcext:value-type="date">
            <text:p>2026-11-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1-21T18:43:12" calcext:value-type="date">
            <text:p>2026-11-2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1-30T04:19:12" calcext:value-type="date">
            <text:p>2026-11-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2-08T13:55:12" calcext:value-type="date">
            <text:p>2026-12-0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6-12-23T23:31:12" calcext:value-type="date">
            <text:p>2026-12-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6-12-26T18:43:12" calcext:value-type="date">
            <text:p>2026-12-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6-12-29T13:55:12" calcext:value-type="date">
            <text:p>2026-12-2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02T01:55:12" calcext:value-type="date">
            <text:p>2027-01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1-05T13:55:12" calcext:value-type="date">
            <text:p>2027-01-0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2-02T13:55:12" calcext:value-type="date">
            <text:p>2027-02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3-02T13:55:12" calcext:value-type="date">
            <text:p>2027-03-0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3-10T23:31:12" calcext:value-type="date">
            <text:p>2027-03-1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3-14T17:07:12" calcext:value-type="date">
            <text:p>2027-03-14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3-18T21:55:12" calcext:value-type="date">
            <text:p>2027-03-1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7-01-11T04:19:12" calcext:value-type="date">
            <text:p>2027-01-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7-01-16T18:43:12" calcext:value-type="date">
            <text:p>2027-01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1-22T09:07:12" calcext:value-type="date">
            <text:p>2027-01-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2-19T02:24:00" calcext:value-type="date">
            <text:p>2027-02-1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3-11T06:14:24" calcext:value-type="date">
            <text:p>2027-03-1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3-26T09:07:12" calcext:value-type="date">
            <text:p>2027-03-26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4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3-31T06:43:12" calcext:value-type="date">
            <text:p>2027-03-3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4-11T07:19:12" calcext:value-type="date">
            <text:p>2027-04-1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4-28T10:55:12" calcext:value-type="date">
            <text:p>2027-04-2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5-13T03:43:12" calcext:value-type="date">
            <text:p>2027-05-13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5-21T13:19:12" calcext:value-type="date">
            <text:p>2027-05-2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1" table:formula="of:=[.D78]+([.B79]*[.C79]/[.$B$3]*7)" office:value-type="date" office:date-value="2027-05-25T18:07:12" calcext:value-type="date">
            <text:p>2027-05-25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4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6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6-05T06:07:12" calcext:value-type="date">
            <text:p>2027-06-05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6-15T18:07:12" calcext:value-type="date">
            <text:p>2027-06-15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6-26T06:07:12" calcext:value-type="date">
            <text:p>2027-06-26</text:p>
          </table:table-cell>
          <table:table-cell table:number-columns-repeated="16380"/>
        </table:table-row>
        <table:table-row table:style-name="ro1">
          <table:table-cell table:style-name="ce16"/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4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5"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7-19T00:07:12" calcext:value-type="date">
            <text:p>2027-07-1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08-10T09:43:12" calcext:value-type="date">
            <text:p>2027-08-1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08-14T14:31:12" calcext:value-type="date">
            <text:p>2027-08-14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4" office:value-type="string" calcext:value-type="string">
            <text:p>Advanced Information Security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08-18T23:31:12" calcext:value-type="date">
            <text:p>2027-08-1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08-20T13:19:12" calcext:value-type="date">
            <text:p>2027-08-2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08-22T03:07:12" calcext:value-type="date">
            <text:p>2027-08-22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08-24T13:55:12" calcext:value-type="date">
            <text:p>2027-08-24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08-27T00:43:12" calcext:value-type="date">
            <text:p>2027-08-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2" table:formula="of:=[.D96]+([.B97]*[.C97]/[.$B$3]*7)" office:value-type="date" office:date-value="2027-08-29T11:31:12" calcext:value-type="date">
            <text:p>2027-08-29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4]*7)" office:value-type="date" office:date-value="2027-11-02T19:31:12" calcext:value-type="date">
            <text:p>2027-11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4]*7)" office:value-type="date" office:date-value="2028-01-20T05:07:12" calcext:value-type="date">
            <text:p>2028-01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4]*7)" office:value-type="date" office:date-value="2028-04-07T14:43:12" calcext:value-type="date">
            <text:p>2028-04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4]*7)" office:value-type="date" office:date-value="2028-05-05T14:43:12" calcext:value-type="date">
            <text:p>2028-05-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4]*7)" office:value-type="date" office:date-value="2028-06-30T14:43:12" calcext:value-type="date">
            <text:p>2028-06-3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4]*7)" office:value-type="date" office:date-value="2028-07-30T22:43:12" calcext:value-type="date">
            <text:p>2028-07-30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42" table:formula="of:=[.D107]+([.B108]*[.C108]/[.$B$4]*7)" office:value-type="date" office:date-value="2028-09-01T14:43:12" calcext:value-type="date">
            <text:p>2028-09-0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inal project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97]+([.B111]*[.C111]/[.$B$5]*7)" office:value-type="date" office:date-value="2027-10-18T21:07:12" calcext:value-type="date">
            <text:p>2027-10-1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5]*7)" office:value-type="date" office:date-value="2027-11-17" calcext:value-type="date">
            <text:p>2027-11-1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5]*7)" office:value-type="date" office:date-value="2027-12-20T14:24:00" calcext:value-type="date">
            <text:p>2027-12-2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5]*7)" office:value-type="date" office:date-value="2028-01-23T04:48:00" calcext:value-type="date">
            <text:p>2028-01-23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5]*7)" office:value-type="date" office:date-value="2028-02-17T09:36:00" calcext:value-type="date">
            <text:p>2028-02-1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5]*7)" office:value-type="date" office:date-value="2028-03-22" calcext:value-type="date">
            <text:p>2028-03-22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5]*7)" office:value-type="date" office:date-value="2028-05-09T03:50:24" calcext:value-type="date">
            <text:p>2028-05-0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5]*7)" office:value-type="date" office:date-value="2028-06-18T18:14:24" calcext:value-type="date">
            <text:p>2028-06-1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2" table:formula="of:=[.D118]+([.B119]*[.C119]/[.$B$5]*7)" office:value-type="date" office:date-value="2028-06-27T03:50:24" calcext:value-type="date">
            <text:p>2028-06-27</text:p>
          </table:table-cell>
          <table:table-cell table:number-columns-repeated="1638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0:37:23.385564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27T10:54:14.058135090</dc:date>
    <meta:editing-duration>PT3H47M40S</meta:editing-duration>
    <meta:editing-cycles>49</meta:editing-cycles>
    <meta:generator>LibreOffice/24.2.7.2$Linux_X86_64 LibreOffice_project/420$Build-2</meta:generator>
    <meta:document-statistic meta:table-count="1" meta:cell-count="330" meta:object-count="0"/>
  </office:meta>
</office:document-meta>
</file>